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  <style:text-properties fo:font-size="14pt" style:font-size-asian="14pt" style:font-size-complex="14pt"/>
    </style:style>
    <style:style style:name="P2" style:family="paragraph" style:parent-style-name="Text_20_body" style:list-style-name="L1">
      <style:text-properties officeooo:paragraph-rsid="0012a240"/>
    </style:style>
    <style:style style:name="P3" style:family="paragraph" style:parent-style-name="Text_20_body" style:list-style-name="L1">
      <style:paragraph-properties fo:text-align="center" style:justify-single-word="false"/>
      <style:text-properties officeooo:rsid="0012a240" officeooo:paragraph-rsid="0012a240"/>
    </style:style>
    <style:style style:name="P4" style:family="paragraph" style:parent-style-name="Text_20_body" style:list-style-name="L2">
      <style:text-properties officeooo:paragraph-rsid="0012a240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A robot demonstration by Figure showed advanced abilities, including holding conversations, recognizing objects, and explaining actions.</text:p>
        </text:list-item>
        <text:list-item>
          <text:p text:style-name="P1">In the video, the robot identifies objects, such as a red apple on a table, and hands the apple to a man after understanding his request for food.</text:p>
        </text:list-item>
        <text:list-item>
          <text:p text:style-name="P1">This progress in robotics is driven by artificial intelligence (AI), especially large language models (LLMs).</text:p>
        </text:list-item>
        <text:list-item>
          <text:p text:style-name="P1">AI models like LLMs, known for chatbots, are now being applied to physical robotics.</text:p>
        </text:list-item>
        <text:list-item>
          <text:p text:style-name="P1">Figure’s robot uses OpenAI technology for speech recognition and synthesis, highlighting OpenAI’s renewed interest in robotics.</text:p>
        </text:list-item>
        <text:list-item>
          <text:p text:style-name="P1">A pivotal innovation in this field is "multimodal" AI, which integrates text, images, and other data.</text:p>
        </text:list-item>
        <text:list-item>
          <text:p text:style-name="P1">Vision-language-action models (VLAMs) extend this concept by incorporating sensor data and physical interactions.</text:p>
        </text:list-item>
        <text:list-item>
          <text:p text:style-name="P1">VLAMs enable robots to perceive, plan, and act in the physical world with reduced errors and hallucinations.</text:p>
        </text:list-item>
        <text:list-item>
          <text:p text:style-name="P1">Companies like Covariant leverage these models to enhance robots' functionality in warehouses and factories.</text:p>
        </text:list-item>
        <text:list-item>
          <text:p text:style-name="P2"><text:span text:style-name="T1">The advancements signal a renaissance in robotics, merging AI with diverse physical applications.</text:span></text:p>
          <text:p text:style-name="P3"><text:span text:style-name="T1">Перевод</text:span></text:p>
        </text:list-item>
      </text:list>
      <text:list text:style-name="L2">
        <text:list-item>
          <text:p text:style-name="P4">В демонстрации Figure робот показал продвинутые способности: ведение бесед, распознавание объектов и объяснение своих действий.</text:p>
        </text:list-item>
        <text:list-item>
          <text:p text:style-name="P5">В видео робот описывает предметы, такие как красное яблоко на столе, и передаёт его мужчине, поняв его просьбу о еде.</text:p>
        </text:list-item>
        <text:list-item>
          <text:p text:style-name="P5">Этот прогресс в робототехнике достигается благодаря искусственному интеллекту (ИИ), особенно большим языковым моделям (LLM).</text:p>
        </text:list-item>
        <text:list-item>
          <text:p text:style-name="P5">Такие ИИ-модели, как LLM, известные по чат-ботам, теперь применяются и в физической робототехнике.</text:p>
        </text:list-item>
        <text:list-item>
          <text:p text:style-name="P5">Робот Figure использует технологии OpenAI для распознавания речи и её синтеза, что подчеркивает возросший интерес OpenAI к робототехнике.</text:p>
        </text:list-item>
        <text:list-item>
          <text:p text:style-name="P5">Важной инновацией в этой области являются «мультимодальные» ИИ, объединяющие текст, изображения и другие данные.</text:p>
        </text:list-item>
        <text:list-item>
          <text:p text:style-name="P5">Модели «визуально-языковых-действий» (VLAM) расширяют эту концепцию, добавляя данные сенсоров и физические взаимодействия.</text:p>
        </text:list-item>
        <text:list-item>
          <text:p text:style-name="P5">VLAM позволяют роботам воспринимать, планировать и действовать в реальном мире с меньшим количеством ошибок и ложных выводов.</text:p>
        </text:list-item>
        <text:list-item>
          <text:p text:style-name="P5"><text:soft-page-break/>Такие компании, как Covariant, используют эти модели для улучшения работы роботов на складах и в производственных центрах.</text:p>
        </text:list-item>
        <text:list-item>
          <text:p text:style-name="P6">Эти достижения знаменуют возрождение робототехники, объединяя ИИ с разнообразными физическими приложениями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27:36.795144530</meta:creation-date>
    <dc:date>2024-11-21T10:56:16.295501478</dc:date>
    <meta:editing-duration>PT1H18M24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2" meta:paragraph-count="21" meta:word-count="334" meta:character-count="2369" meta:non-whitespace-character-count="2076"/>
  </office:meta>
</office:document-meta>
</file>